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P Pier Sans" svg:font-family="'PP Pier Sans'" style:font-family-generic="swiss" style:font-pitch="variable"/>
    <style:font-face style:name="PP Pier Sans Bold" svg:font-family="'PP Pier Sans Bold'" style:font-family-generic="swiss" style:font-pitch="variable"/>
  </office:font-face-decls>
  <office:automatic-styles>
    <style:style style:name="P1" style:family="paragraph" style:parent-style-name="Subtitle">
      <style:text-properties style:font-name="PP Pier Sans" officeooo:rsid="00108464" officeooo:paragraph-rsid="00108464"/>
    </style:style>
    <style:style style:name="P2" style:family="paragraph" style:parent-style-name="Text_20_body">
      <style:text-properties style:font-name="PP Pier Sans Bold" officeooo:rsid="000f03b8" officeooo:paragraph-rsid="000f03b8"/>
    </style:style>
    <style:style style:name="P3" style:family="paragraph" style:parent-style-name="Text_20_body">
      <style:text-properties style:font-name="PP Pier Sans" officeooo:rsid="000f03b8" officeooo:paragraph-rsid="000f03b8"/>
    </style:style>
    <style:style style:name="P4" style:family="paragraph" style:parent-style-name="Text_20_body">
      <style:text-properties style:font-name="PP Pier Sans" fo:font-size="10pt" fo:font-weight="normal" officeooo:rsid="00108464" officeooo:paragraph-rsid="00108464" style:font-size-asian="8.75pt" style:font-weight-asian="normal" style:font-size-complex="10pt" style:font-weight-complex="normal"/>
    </style:style>
    <style:style style:name="P5" style:family="paragraph" style:parent-style-name="Text_20_body">
      <style:text-properties style:font-name="PP Pier Sans" officeooo:rsid="00108464" officeooo:paragraph-rsid="00108464"/>
    </style:style>
    <style:style style:name="P6" style:family="paragraph" style:parent-style-name="Title">
      <style:text-properties style:font-name="PP Pier Sans Bold" officeooo:rsid="000f03b8" officeooo:paragraph-rsid="000f03b8"/>
    </style:style>
    <style:style style:name="T1" style:family="text">
      <style:text-properties officeooo:rsid="001084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bjective 1: No poverty.</text:p>
      <text:p text:style-name="P1">Sostenibilitat aplicada</text:p>
      <text:p text:style-name="P5"/>
      <text:p text:style-name="P4">By Joel Alcalá and Javier Pedragosa</text:p>
      <text:p text:style-name="P2"/>
      <text:p text:style-name="P2"/>
      <text:p text:style-name="P3">Poverty affects almost every aspect of society, from economy to families’ happiness. The objective of eradicating poverty is a really important goal as poverty is one of the main global problems, and should be one of the main goals for society as a whole.</text:p>
      <text:p text:style-name="P3"/>
      <text:p text:style-name="P3">Poverty was greatly increased due to the COVID-19 global crisis, because it increased the lack of resources and immobilized crucial industries and social processes that were slowing down poverty, which also caused hunger, other illnesses and even deaths.</text:p>
      <text:p text:style-name="P3"/>
      <text:p text:style-name="P3">Thankfully, we were born in non poor families, but lots of people don’t have the same luck as us and they have to live without the resources we are used to. We are -those who have the <text:span text:style-name="T1">resources-</text:span> the only ones who can really fight poverty, and help people who suffer <text:span text:style-name="T1">the</text:span> lack of resources and have to live with hunger, <text:span text:style-name="T1">n</text:span>ot only because <text:span text:style-name="T1">our situation is better</text:span>, but because our voices are heard a lot more, <text:span text:style-name="T1">so </text:span>we can <text:span text:style-name="T1">fight</text:span> poverty <text:span text:style-name="T1">more effectivel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P Pier Sans" svg:font-family="'PP Pier Sans'" style:font-family-generic="swiss" style:font-pitch="variable"/>
    <style:font-face style:name="PP Pier Sans Bold" svg:font-family="'PP Pier Sans Bol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PP Pier Sans Bold" fo:font-family="'PP Pier Sans Bold'" style:font-family-generic="swiss" style:font-pitch="variable" officeooo:rsid="000f03b8"/>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5:36:47.990650246</meta:creation-date>
    <dc:date>2024-10-09T16:06:54.453974632</dc:date>
    <meta:editing-duration>PT19M49S</meta:editing-duration>
    <meta:editing-cycles>2</meta:editing-cycles>
    <meta:generator>LibreOffice/24.2.6.2$Linux_X86_64 LibreOffice_project/420$Build-2</meta:generator>
    <meta:document-statistic meta:table-count="0" meta:image-count="0" meta:object-count="0" meta:page-count="1" meta:paragraph-count="6" meta:word-count="178" meta:character-count="1037" meta:non-whitespace-character-count="865"/>
  </office:meta>
</office:document-meta>
</file>